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auto" fo:break-after="auto" style:writing-mode="lr-tb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Arial" style:font-name-asian="Arial" style:font-name-complex="Arial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Arial" style:font-name-asian="Arial" style:font-name-complex="Arial"/>
    </style:style>
    <style:style style:name="P5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Arial" style:font-name-asian="Arial" style:font-name-complex="Arial"/>
    </style:style>
    <style:style style:name="P6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 fo:break-before="auto" fo:break-after="auto" style:writing-mode="lr-tb"/>
      <style:text-properties officeooo:paragraph-rsid="001f0b93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officeooo:rsid="0012abf9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Lugar</text:span><text:span text:style-name="T1">, </text:span><text:span text:style-name="T2">XX</text:span><text:span text:style-name="T1"> de </text:span><text:span text:style-name="T2">XXXXXXX</text:span><text:span text:style-name="T1"> de </text:span><text:span text:style-name="T2">XXXX</text:span></text:p>
      <text:p text:style-name="P1"><text:span text:style-name="T1">D. XXXX</text:span></text:p>
      <text:p text:style-name="P2">Cargo</text:p>
      <text:p text:style-name="P1"><text:span text:style-name="T1">Empresa (CIF. XXXX)</text:span></text:p>
      <text:p text:style-name="P2"/>
      <text:p text:style-name="P2"/>
      <text:p text:style-name="P2"/>
      <text:p text:style-name="P1"><text:span text:style-name="T1">Muy señor mío:</text:span></text:p>
      <text:p text:style-name="P1"><text:span text:style-name="T1">Por la presente le comunico mi intención de causar baja voluntaria de la empresa</text:span></text:p>
      <text:p text:style-name="P1"><text:span text:style-name="T1">con fecha 19 de abril de 2012.</text:span></text:p>
      <text:p text:style-name="P2"/>
      <text:p text:style-name="P1"><text:span text:style-name="T1">Al objeto de su previsión y organización y de acuerdo con el convenio colectivo que nos aplica y normativa vigente, se lo comunico con 15 días de antelación y les agradeceré preparen el finiquito para esa fecha.</text:span></text:p>
      <text:p text:style-name="P2"/>
      <text:p text:style-name="P1"><text:span text:style-name="T1">Para que así conste presento carta firmada, agradeciendo remitan y/o firmen en este</text:span></text:p>
      <text:p text:style-name="P1"><text:span text:style-name="T1">momento, confirmación de recibí.</text:span></text:p>
      <text:p text:style-name="P2"/>
      <text:p text:style-name="P1"><text:span text:style-name="T1">Estoy a su disposición para cualquier aclaración que necesiten y les agradezco la</text:span></text:p>
      <text:p text:style-name="P1"><text:span text:style-name="T1">atención prestada durante mi estancia en XXX.</text:span></text:p>
      <text:p text:style-name="P2"/>
      <text:p text:style-name="P2"/>
      <text:p text:style-name="P1"><text:span text:style-name="T1">Atentamente,</text:span></text:p>
      <text:p text:style-name="P3"><text:span text:style-name="T1">Fdo: XXXXX</text:span></text:p>
      <text:p text:style-name="P4"/>
      <text:p text:style-name="P4"/>
      <text:p text:style-name="P4"/>
      <text:p text:style-name="P3"><text:span text:style-name="T1">Recibí<text:line-break/>Fd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5-10-09T18:07:13.916324101</dc:date>
    <meta:editing-duration>P0D</meta:editing-duration>
    <meta:document-statistic meta:table-count="0" meta:image-count="0" meta:object-count="0" meta:page-count="1" meta:paragraph-count="15" meta:word-count="115" meta:character-count="668" meta:non-whitespace-character-count="568"/>
  </office:meta>
</office:document-meta>
</file>